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friend Tyler, he just broke up with his girlfriend. <text:s/>They'd been going out since I met him, over seven years or some crazy amount. <text:s/>I got a drink with him and we talked for a while about love. <text:s/>He lets me talk first, like he always does. <text:s/>I ramble off the dumbest things, just like I do all the time, but he actually responds to what I say and discusses it, and when he does I feel for a minute I like I actually make quite a deal more sense than people let on. <text:s/>I tell him about getting drunk at the dance bar and he thinks its funny. <text:s/>I guess I do too, I mean, when you're sitting across from this heartbroken guy, its real hard to take something like that too seriously. <text:s/>He's older than me, not real old, but you can tell he thought he was done with all this. <text:s/>He tells me, “Listen Nick, one thing I've learned in the last two weeks, it's that you should always trust your gut. <text:s/>You're going to want to trust your head, but you can't. <text:s/>You're going to want to trust your heart, but you can't do that either. <text:s/>You've got to trust your gut. <text:s/>That's the problem with me. <text:s/>My gut's always right.” <text:s/>I felt so bad for him. <text:s/>He looked so sad sitting there pretending that he's just lukewarm about the whole thing.</text:p>
      <text:p text:style-name="P1">The things Tyler says usually make sense, so I try to believe him. <text:s/>He said some other stuff that night, about every girl being a lying, cheating whore, but I took that with a grain of salt. <text:s/>The gut thing though, I know what he means. <text:s/>I'm very much a heart person, the majority of the things I do don't make a bit of sense to anyone but me. <text:s/>I think that's why Tyler and me connect, we're both heart people. <text:s/>It sounds so terribly unromantic to let your stomach make all your decisions about love, but it is a very practical organ. <text:s/>Maybe I could be better of if I took some of its advice. <text:s/>I try to really consider it, but I just can't rationalize it. <text:s/>I mean, I know it makes sense, but I just can't have it. <text:s/>I just can't have anything except what it is I have. <text:s/>If that makes any sense. <text:s/>That is to say, I know its not working, I know it just leaves me lonely again and again, but I couldn't possibly operate any other way. <text:s/></text:p>
      <text:p text:style-name="P1">We talk for a while longer and I tell Tyler I'm sorry about everything and that he will meet someone again soon. <text:s/>He groans, I forget that after all this that is probably the last thing he wants to hear. <text:s/>Don't worry, I say again, you can always be alone forever too. <text:s/>That's what I tend to do, its a lot better than people say. <text:s/>I'm really not helping but he can tell I'm at least trying to be sincere, so he laughs about it and we have one more drink and then leave. <text:s/>Tyler lives around the block so he sets home, but I feel this incompleteness still, so I wander of into the city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2T20:10:45</meta:creation-date>
    <dc:date>2009-07-26T21:22:27</dc:date>
    <meta:editing-duration>PT10H18M34S</meta:editing-duration>
    <meta:editing-cycles>104</meta:editing-cycles>
    <meta:generator>NeoOffice/3.0$Unix OpenOffice.org_project/Patch 5</meta:generator>
    <meta:document-statistic meta:table-count="0" meta:image-count="0" meta:object-count="0" meta:page-count="1" meta:paragraph-count="3" meta:word-count="538" meta:character-count="2729"/>
    <meta:user-defined meta:name="Info 1"/>
    <meta:user-defined meta:name="Info 2"/>
    <meta:user-defined meta:name="Info 3"/>
    <meta:user-defined meta:name="Info 4"/>
  </office:meta>
</office:document-meta>
</file>